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200000244C0F7783D586EE0BA.png" manifest:media-type="image/png"/>
  <manifest:file-entry manifest:full-path="Pictures/10000201000004EC000001EAEA867AA4B02F0F0E.png" manifest:media-type="image/png"/>
  <manifest:file-entry manifest:full-path="Pictures/10000201000003040000016695B96D115795EE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2b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Изображение2" text:anchor-type="char" svg:width="17cm" svg:height="7.788cm" draw:z-index="1"><draw:image xlink:href="Pictures/10000201000004F200000244C0F7783D586EE0BA.png" xlink:type="simple" xlink:show="embed" xlink:actuate="onLoad" draw:mime-type="image/png"/></draw:frame><draw:frame draw:style-name="fr1" draw:name="Изображение3" text:anchor-type="char" svg:x="0cm" svg:y="9.566cm" svg:width="17cm" svg:height="6.611cm" draw:z-index="2"><draw:image xlink:href="Pictures/10000201000004EC000001EAEA867AA4B02F0F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Изображение1" text:anchor-type="char" svg:width="17cm" svg:height="7.883cm" draw:z-index="0"><draw:image xlink:href="Pictures/10000201000003040000016695B96D115795EE7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8:09:20.563000000</dc:date>
    <meta:editing-duration>PT3M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